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style:text-line-through-style="solid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style:font-name-asian="Times New Roman" style:font-name-complex="Times New Roman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2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4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7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9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1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4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6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8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71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taservice - 2<text:span text:style-name="T1">nd</text:span> Milestone</text:p>
      <text:p text:style-name="P1"/>
      <text:p text:style-name="P1"/>
      <text:p text:style-name="P6"><text:s text:c="2"/>Index:</text:p>
      <text:list text:style-name="L1">
        <text:list-item>
          <text:p text:style-name="P9">templates</text:p>
        </text:list-item>
        <text:list-item>
          <text:p text:style-name="P9">widgets</text:p>
        </text:list-item>
        <text:list-item>
          <text:p text:style-name="P9">functionalities</text:p>
        </text:list-item>
        <text:list-item>
          <text:p text:style-name="P9">import/migration fixes</text:p>
        </text:list-item>
      </text:list>
      <text:p text:style-name="P2"/>
      <text:p text:style-name="P3"><text:s text:c="2"/>TODOs:</text:p>
      <text:list text:style-name="L2">
        <text:list-item>
          <text:p text:style-name="P10">add description to fields (use metadata PDF file)</text:p>
        </text:list-item>
        <text:list-item>
          <text:p text:style-name="P10">imported data in textarea fields is ugly displayed (e.g. rights)</text:p>
        </text:list-item>
        <text:list-item>
          <text:p text:style-name="P10">write more tests</text:p>
        </text:list-item>
        <text:list-item>
          <text:p text:style-name="P10">fix replace('\r\n', '&lt;br /&gt;') for contact view</text:p>
        </text:list-item>
        <text:list-item>
          <text:p text:style-name="P10">add necessary catalog indexes and metadata or use existing one (e.g organisationUrl, source)</text:p>
        </text:list-item>
        <text:list-item>
          <text:p text:style-name="P10">cleanup widgets macro to use existing slots</text:p>
        </text:list-item>
        <text:list-item>
          <text:p text:style-name="P10">fix temporal coverage widget JS for selecting with mouse pressed</text:p>
        </text:list-item>
        <text:list-item>
          <text:p text:style-name="P10">to move logic on widget level (e.g def getCountryInfo, getters for Geographical coverage widget)</text:p>
        </text:list-item>
        <text:list-item>
          <text:p text:style-name="P10">make richWidget to have lesser rows</text:p>
        </text:list-item>
        <text:list-item>
          <text:p text:style-name="P10">try to use OrganisationsVocabulary (vocabulaty.py)</text:p>
        </text:list-item>
        <text:list-item>
          <text:p text:style-name="P12">rename vocabularies not to contain dataservice if they are generic</text:p>
        </text:list-item>
        <text:list-item>
          <text:p text:style-name="P10">fix 'location' import on Organisations</text:p>
        </text:list-item>
        <text:list-item>
          <text:p text:style-name="P10">Kupu if detects text/plain displays a text area instead of WYSWYG</text:p>
        </text:list-item>
        <text:list-item>
          <text:p text:style-name="P10">create subscriber/updater for datasets when a Organisation URL is changed (should be a general solution for everyone who use the widget)</text:p>
        </text:list-item>
        <text:list-item>
          <text:p text:style-name="P10">the migration procedure seems not to index the newly created objects, just after the second run</text:p>
        </text:list-item>
        <text:list-item>
          <text:p text:style-name="P10">to implement “””50 data set(s)””” on organisations index</text:p>
        </text:list-item>
        <text:list-item>
          <text:p text:style-name="P10">investigate if faceted navigation can cover all the properties of datasets</text:p>
        </text:list-item>
        <text:list-item>
          <text:p text:style-name="P10">cleanup schemas, API, templates and parser/migration of unnecessary properties/API</text:p>
        </text:list-item>
        <text:list-item>
          <text:p text:style-name="P10">fix default “allowed content types” (they dont set atm)</text:p>
        </text:list-item>
        <text:list-item>
          <text:p text:style-name="P10">implement version system + version portlet</text:p>
        </text:list-item>
        <text:list-item>
          <text:p text:style-name="P10">map &lt;metadata_typelabel metadata_typelabel="Relation"&gt; + &lt;other_services&gt;</text:p>
          <text:list>
            <text:list-item>
              <text:p text:style-name="P10">we can drop the title and description of &lt;other_services&gt;</text:p>
            </text:list-item>
            <text:list-item>
              <text:p text:style-name="P10">lookup on: ROD, CSI, datasets (plone), reports (plone), external URL (***)</text:p>
            </text:list-item>
          </text:list>
        </text:list-item>
        <text:list-item>
          <text:p text:style-name="P10">dataset, datatable and datafile index pages</text:p>
        </text:list-item>
        <text:list-item>
          <text:p text:style-name="P10">finish geographical coverage widget + map view (*)</text:p>
        </text:list-item>
        <text:list-item>
          <text:p text:style-name="P10">dynamic eea management plan code lookup (used for related widget) (**)</text:p>
        </text:list-item>
        <text:list-item>
          <text:p text:style-name="P10">create <text:s/>richWidget templates for “Reference system” and “Table definition”</text:p>
          <text:list>
            <text:list-item>
              <text:p text:style-name="P10">see: /kupu_library_tool/kupu_config <text:span text:style-name="T3">→</text:span> Styles/Tables</text:p>
            </text:list-item>
          </text:list>
        </text:list-item>
        <text:list-item>
          <text:p text:style-name="P10">determine mandatory fields</text:p>
        </text:list-item>
        <text:list-item>
          <text:p text:style-name="P10">determine language independent fields</text:p>
        </text:list-item>
        <text:list-item>
          <text:p text:style-name="P10">fields order on edit/index pages</text:p>
        </text:list-item>
        <text:list-item>
          <text:p text:style-name="P10">import/map quality metadata + lookup values</text:p>
        </text:list-item>
        <text:list-item>
          <text:p text:style-name="P10"><text:soft-page-break/>add redirects based on short_id and groupGID (to last version)</text:p>
          <text:p text:style-name="P10"/>
        </text:list-item>
      </text:list>
      <text:p text:style-name="P4"/>
      <text:p text:style-name="P3"><text:s text:c="2"/>Info:</text:p>
      <text:list text:style-name="L3">
        <text:list-item>
          <text:p text:style-name="P11">(*)Geomap: <text:a xlink:type="simple" xlink:href="http://code.google.com/apis/visualization/documentation/gallery/geomap.html">http://code.google.com/apis/visualization/documentation/gallery/geomap.html</text:a></text:p>
        </text:list-item>
        <text:list-item>
          <text:p text:style-name="P11">(**) eea mpcode: ask antonio</text:p>
        </text:list-item>
        <text:list-item>
          <text:p text:style-name="P11">(***) ROD: <text:s/><text:a xlink:type="simple" xlink:href="http://rod.eionet.europa.eu/obligations/339">http://rod.eionet.europa.eu/obligations/339</text:a></text:p>
        </text:list-item>
      </text:list>
      <text:p text:style-name="P5"/>
      <text:p text:style-name="P7"><text:s text:c="2"/><text:span text:style-name="T2">David TODOs:</text:span></text:p>
      <text:list text:style-name="L3">
        <text:list-item text:start-value="1">
          <text:p text:style-name="P11">fix temporal coverage exceptions (see email)</text:p>
        </text:list-item>
        <text:list-item>
          <text:p text:style-name="P11">generate table definitions</text:p>
        </text:list-item>
        <text:list-item>
          <text:p text:style-name="P11">generate country codes</text:p>
        </text:list-item>
        <text:list-item>
          <text:p text:style-name="P11">generate all &lt;other_services&gt;</text:p>
        </text:list-item>
        <text:list-item>
          <text:p text:style-name="P11">generate quality metadata + lookup values</text:p>
        </text:list-item>
        <text:list-item>
          <text:p text:style-name="P11">send the default categories order</text:p>
        </text:list-item>
        <text:list-item>
          <text:p text:style-name="P11">send the Reference_system.xls</text:p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5:05:38</meta:creation-date>
    <dc:creator>Ghicone</dc:creator>
    <dc:date>2009-03-30T16:56:46</dc:date>
    <meta:editing-cycles>85</meta:editing-cycles>
    <meta:editing-duration>PT7H5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2" meta:word-count="352" meta:character-count="2466"/>
  </office:meta>
</office:document-meta>
</file>